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6T11:32:18.87</meta:creation-date>
    <meta:editing-duration>PT00H04M30S</meta:editing-duration>
    <meta:editing-cycles>2</meta:editing-cycles>
    <meta:generator>StarOffice/9$Win32 OpenOffice.org_project/310m6$Build-9391</meta:generator>
    <dc:date>2009-04-16T11:32:22.36</dc:date>
    <meta:document-statistic meta:object-count="0"/>
  </office:meta>
</office:document-meta>
</file>